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6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mplementar el modulo usuarios</text:p>
        </text:list-item>
        <text:list-item>
          <text:p text:style-name="P10">Complementar el modulo proyectos</text:p>
        </text:list-item>
        <text:list-item>
          <text:p text:style-name="P10">Implementar paquetes de respuesta requeridos basado en el protocolo de comunicación</text:p>
        </text:list-item>
        <text:list-item>
          <text:p text:style-name="P10">Complementar el protocolo de comunicación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modulo usuarios</text:p>
          </table:table-cell>
          <table:table-cell table:style-name="Table3.A2" office:value-type="string">
            <text:p text:style-name="P12">Implementación de acciones del modulo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mplementar el modulo proyectos</text:p>
          </table:table-cell>
          <table:table-cell table:style-name="Table3.A2" office:value-type="string">
            <text:p text:style-name="P12">Implementación de acciones del modulo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A2" office:value-type="string">
            <text:p text:style-name="P12">Paquete de clases que representan los paque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A2" office:value-type="string">
            <text:p text:style-name="P12">Paquete de clases que representan los paque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protocolo de comunicación</text:p>
          </table:table-cell>
          <table:table-cell table:style-name="Table3.A2" office:value-type="string">
            <text:p text:style-name="P12">Anexo al documento de protocolo de comunicaciones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07:23</meta:creation-date>
    <dc:creator>David Cuadrado</dc:creator>
    <dc:date>2007-02-21T20:26:15</dc:date>
    <dc:language>es-CO</dc:language>
    <meta:editing-cycles>17</meta:editing-cycles>
    <meta:editing-duration>PT18M0S</meta:editing-duration>
    <meta:template xlink:type="simple" xlink:actuate="onRequest" xlink:role="template" xlink:href="../../../../.ooo-2.0/user/template/ktoon_plan_de_iteracion.ott" xlink:title="ktoon_plan_de_iteracion" meta:date="2007-02-07T12:07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0" meta:word-count="140" meta:character-count="1033"/>
  </office:meta>
</office:document-meta>
</file>